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027d1" officeooo:paragraph-rsid="001027d1"/>
    </style:style>
    <style:style style:name="P2" style:family="paragraph" style:parent-style-name="Standard">
      <style:text-properties officeooo:rsid="00114bbd" officeooo:paragraph-rsid="00114bbd"/>
    </style:style>
    <style:style style:name="P3" style:family="paragraph" style:parent-style-name="Standard">
      <style:text-properties officeooo:rsid="0012488e" officeooo:paragraph-rsid="0012488e"/>
    </style:style>
    <style:style style:name="P4" style:family="paragraph" style:parent-style-name="Standard">
      <style:text-properties officeooo:rsid="00133723" officeooo:paragraph-rsid="00133723"/>
    </style:style>
    <style:style style:name="P5" style:family="paragraph" style:parent-style-name="Standard">
      <style:text-properties officeooo:rsid="0013443c" officeooo:paragraph-rsid="0013443c"/>
    </style:style>
    <style:style style:name="P6" style:family="paragraph" style:parent-style-name="Standard">
      <style:text-properties officeooo:rsid="0013c72a" officeooo:paragraph-rsid="0013c72a"/>
    </style:style>
    <style:style style:name="P7" style:family="paragraph" style:parent-style-name="Standard">
      <style:text-properties officeooo:rsid="00151351" officeooo:paragraph-rsid="00151351"/>
    </style:style>
    <style:style style:name="P8" style:family="paragraph" style:parent-style-name="Standard">
      <style:text-properties officeooo:rsid="00175864" officeooo:paragraph-rsid="00175864"/>
    </style:style>
    <style:style style:name="P9" style:family="paragraph" style:parent-style-name="Standard">
      <style:text-properties officeooo:rsid="001ae7df" officeooo:paragraph-rsid="001ae7df"/>
    </style:style>
    <style:style style:name="P10" style:family="paragraph" style:parent-style-name="Standard">
      <style:text-properties officeooo:rsid="001c0151" officeooo:paragraph-rsid="001c0151"/>
    </style:style>
    <style:style style:name="P11" style:family="paragraph" style:parent-style-name="Standard">
      <style:text-properties officeooo:rsid="001d76a9" officeooo:paragraph-rsid="001d76a9"/>
    </style:style>
    <style:style style:name="P12" style:family="paragraph" style:parent-style-name="Standard">
      <style:text-properties officeooo:rsid="001ecfa8" officeooo:paragraph-rsid="001ecfa8"/>
    </style:style>
    <style:style style:name="P13" style:family="paragraph" style:parent-style-name="Standard">
      <style:text-properties officeooo:rsid="001f245e" officeooo:paragraph-rsid="001f245e"/>
    </style:style>
    <style:style style:name="P14" style:family="paragraph" style:parent-style-name="Standard">
      <style:text-properties officeooo:rsid="00223fd8" officeooo:paragraph-rsid="00223fd8"/>
    </style:style>
    <style:style style:name="P15" style:family="paragraph" style:parent-style-name="Standard">
      <style:text-properties officeooo:rsid="0023ae14" officeooo:paragraph-rsid="0023ae14"/>
    </style:style>
    <style:style style:name="P16" style:family="paragraph" style:parent-style-name="Standard">
      <style:text-properties officeooo:rsid="0026bb23" officeooo:paragraph-rsid="0026bb23"/>
    </style:style>
    <style:style style:name="P17" style:family="paragraph" style:parent-style-name="Standard">
      <style:text-properties officeooo:rsid="00286b11" officeooo:paragraph-rsid="00286b11"/>
    </style:style>
    <style:style style:name="P18" style:family="paragraph" style:parent-style-name="Standard">
      <style:text-properties officeooo:rsid="002a2f80" officeooo:paragraph-rsid="002a2f80"/>
    </style:style>
    <style:style style:name="P19" style:family="paragraph" style:parent-style-name="Standard">
      <style:text-properties officeooo:rsid="002bde2c" officeooo:paragraph-rsid="002bde2c"/>
    </style:style>
    <style:style style:name="P20" style:family="paragraph" style:parent-style-name="Standard">
      <style:text-properties officeooo:rsid="002d409d" officeooo:paragraph-rsid="002d409d"/>
    </style:style>
    <style:style style:name="P21" style:family="paragraph" style:parent-style-name="Standard">
      <style:text-properties officeooo:rsid="002dd61a" officeooo:paragraph-rsid="002dd61a"/>
    </style:style>
    <style:style style:name="P22" style:family="paragraph" style:parent-style-name="Standard">
      <style:text-properties officeooo:rsid="002f4a06" officeooo:paragraph-rsid="002f4a06"/>
    </style:style>
    <style:style style:name="P23" style:family="paragraph" style:parent-style-name="Standard">
      <style:text-properties officeooo:rsid="00311643" officeooo:paragraph-rsid="00311643"/>
    </style:style>
    <style:style style:name="P24" style:family="paragraph" style:parent-style-name="Standard">
      <style:text-properties officeooo:rsid="003463c9" officeooo:paragraph-rsid="003463c9"/>
    </style:style>
    <style:style style:name="P25" style:family="paragraph" style:parent-style-name="Standard">
      <style:text-properties officeooo:rsid="0035f712" officeooo:paragraph-rsid="0035f712"/>
    </style:style>
    <style:style style:name="P26" style:family="paragraph" style:parent-style-name="Standard">
      <style:text-properties officeooo:rsid="00367192" officeooo:paragraph-rsid="00367192"/>
    </style:style>
    <style:style style:name="P27" style:family="paragraph" style:parent-style-name="Standard">
      <style:text-properties officeooo:rsid="0039c6d8" officeooo:paragraph-rsid="0039c6d8"/>
    </style:style>
    <style:style style:name="P28" style:family="paragraph" style:parent-style-name="Standard">
      <style:text-properties officeooo:rsid="003b8708" officeooo:paragraph-rsid="003b8708"/>
    </style:style>
    <style:style style:name="P29" style:family="paragraph" style:parent-style-name="Standard">
      <style:text-properties officeooo:rsid="003d7787" officeooo:paragraph-rsid="003d7787"/>
    </style:style>
    <style:style style:name="P30" style:family="paragraph" style:parent-style-name="Standard">
      <style:text-properties officeooo:rsid="003f927f" officeooo:paragraph-rsid="003f927f"/>
    </style:style>
    <style:style style:name="P31" style:family="paragraph" style:parent-style-name="Standard">
      <style:text-properties officeooo:rsid="0041c8ed" officeooo:paragraph-rsid="0041c8ed"/>
    </style:style>
    <style:style style:name="P32" style:family="paragraph" style:parent-style-name="Standard">
      <style:text-properties officeooo:rsid="0043b7e2" officeooo:paragraph-rsid="0043b7e2"/>
    </style:style>
    <style:style style:name="P33" style:family="paragraph" style:parent-style-name="Standard">
      <style:text-properties officeooo:rsid="00468de3" officeooo:paragraph-rsid="00468de3"/>
    </style:style>
    <style:style style:name="P34" style:family="paragraph" style:parent-style-name="Standard">
      <style:text-properties officeooo:rsid="0049587b" officeooo:paragraph-rsid="0049587b"/>
    </style:style>
    <style:style style:name="P35" style:family="paragraph" style:parent-style-name="Standard">
      <style:text-properties officeooo:rsid="00496ad3" officeooo:paragraph-rsid="00496ad3"/>
    </style:style>
    <style:style style:name="P36" style:family="paragraph" style:parent-style-name="Standard">
      <style:text-properties officeooo:rsid="004d912b" officeooo:paragraph-rsid="004d912b"/>
    </style:style>
    <style:style style:name="P37" style:family="paragraph" style:parent-style-name="Standard">
      <style:text-properties officeooo:rsid="0050bb14" officeooo:paragraph-rsid="0050bb14"/>
    </style:style>
    <style:style style:name="P38" style:family="paragraph" style:parent-style-name="Standard">
      <style:text-properties officeooo:rsid="00527014" officeooo:paragraph-rsid="00527014"/>
    </style:style>
    <style:style style:name="P39" style:family="paragraph" style:parent-style-name="Standard">
      <style:text-properties officeooo:rsid="0052b329" officeooo:paragraph-rsid="0052b329"/>
    </style:style>
    <style:style style:name="P40" style:family="paragraph" style:parent-style-name="Standard">
      <style:text-properties officeooo:rsid="00542ac6" officeooo:paragraph-rsid="00542ac6"/>
    </style:style>
    <style:style style:name="P41" style:family="paragraph" style:parent-style-name="Standard">
      <style:text-properties officeooo:rsid="00550344" officeooo:paragraph-rsid="00550344"/>
    </style:style>
    <style:style style:name="P42" style:family="paragraph" style:parent-style-name="Standard">
      <style:text-properties officeooo:rsid="00568204" officeooo:paragraph-rsid="00568204"/>
    </style:style>
    <style:style style:name="T1" style:family="text">
      <style:text-properties officeooo:rsid="00132c77"/>
    </style:style>
    <style:style style:name="T2" style:family="text">
      <style:text-properties officeooo:rsid="00141e7f"/>
    </style:style>
    <style:style style:name="T3" style:family="text">
      <style:text-properties officeooo:rsid="00154f65"/>
    </style:style>
    <style:style style:name="T4" style:family="text">
      <style:text-properties officeooo:rsid="00175864"/>
    </style:style>
    <style:style style:name="T5" style:family="text">
      <style:text-properties officeooo:rsid="0017d0c8"/>
    </style:style>
    <style:style style:name="T6" style:family="text">
      <style:text-properties officeooo:rsid="0017f21b"/>
    </style:style>
    <style:style style:name="T7" style:family="text">
      <style:text-properties officeooo:rsid="00196fae"/>
    </style:style>
    <style:style style:name="T8" style:family="text">
      <style:text-properties officeooo:rsid="001badd0"/>
    </style:style>
    <style:style style:name="T9" style:family="text">
      <style:text-properties officeooo:rsid="001cfe78"/>
    </style:style>
    <style:style style:name="T10" style:family="text">
      <style:text-properties officeooo:rsid="001dbf3b"/>
    </style:style>
    <style:style style:name="T11" style:family="text">
      <style:text-properties officeooo:rsid="001f29c6"/>
    </style:style>
    <style:style style:name="T12" style:family="text">
      <style:text-properties officeooo:rsid="001f4628"/>
    </style:style>
    <style:style style:name="T13" style:family="text">
      <style:text-properties officeooo:rsid="00214458"/>
    </style:style>
    <style:style style:name="T14" style:family="text">
      <style:text-properties officeooo:rsid="0024db63"/>
    </style:style>
    <style:style style:name="T15" style:family="text">
      <style:text-properties officeooo:rsid="002b5891"/>
    </style:style>
    <style:style style:name="T16" style:family="text">
      <style:text-properties officeooo:rsid="002daa77"/>
    </style:style>
    <style:style style:name="T17" style:family="text">
      <style:text-properties officeooo:rsid="00330e5b"/>
    </style:style>
    <style:style style:name="T18" style:family="text">
      <style:text-properties officeooo:rsid="0036207b"/>
    </style:style>
    <style:style style:name="T19" style:family="text">
      <style:text-properties officeooo:rsid="0037ee7e"/>
    </style:style>
    <style:style style:name="T20" style:family="text">
      <style:text-properties officeooo:rsid="003c41e9"/>
    </style:style>
    <style:style style:name="T21" style:family="text">
      <style:text-properties officeooo:rsid="003c5394"/>
    </style:style>
    <style:style style:name="T22" style:family="text">
      <style:text-properties officeooo:rsid="003f5f16"/>
    </style:style>
    <style:style style:name="T23" style:family="text">
      <style:text-properties officeooo:rsid="00408fc8"/>
    </style:style>
    <style:style style:name="T24" style:family="text">
      <style:text-properties officeooo:rsid="00414521"/>
    </style:style>
    <style:style style:name="T25" style:family="text">
      <style:text-properties officeooo:rsid="00450b10"/>
    </style:style>
    <style:style style:name="T26" style:family="text">
      <style:text-properties officeooo:rsid="00479eda"/>
    </style:style>
    <style:style style:name="T27" style:family="text">
      <style:text-properties officeooo:rsid="004a262d"/>
    </style:style>
    <style:style style:name="T28" style:family="text">
      <style:text-properties officeooo:rsid="004acfbe"/>
    </style:style>
    <style:style style:name="T29" style:family="text">
      <style:text-properties officeooo:rsid="004c4004"/>
    </style:style>
    <style:style style:name="T30" style:family="text">
      <style:text-properties officeooo:rsid="00501c14"/>
    </style:style>
    <style:style style:name="T31" style:family="text">
      <style:text-properties officeooo:rsid="004f89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aud, credit card fraud, in order to prevent credit card fraud, only voice message transfer is currently supported, and text message transfer has been banned. </text:p>
      <text:p text:style-name="P2">Myanmar fraud, China welfare lottery is a fraud. She has been scammed. Scam, scammed, scammer.</text:p>
      <text:p text:style-name="P3">Waiter, Waitress, Waiter is a man, waitress is a woman. <text:s/>Clerk, Take your purchase to the clerk, she will wrap them for you. <text:span text:style-name="T1">An officer clerk.</text:span></text:p>
      <text:p text:style-name="P4">5 ways to say yes, definitely. Are you going to have children? Oh, definitely. Wechat comment closed indefinitely. </text:p>
      <text:p text:style-name="P5">You don’t get a good job if you don’t have any qualifications. Do you have any teaching qualification? Do you have any medical qualification? </text:p>
      <text:p text:style-name="P6">Palace, a great crowd have gathered outside of the president palace. <text:span text:style-name="T2">Thousands of protesters gathered outside of the president palace.</text:span></text:p>
      <text:p text:style-name="P7">Why should I <text:span text:style-name="T3">have to </text:span>do all the cleaning? It’s unfair. Do you want fairness? Fairness is a fairy tale spoken to the poor. <text:span text:style-name="T4">Fair, fairness, unfair. </text:span></text:p>
      <text:p text:style-name="P8">Car fuel system. <text:span text:style-name="T5">Fuel tank, gas tank, how do gasoline cars work? <text:s/>Petrol station, <text:s/>I have to find a petrol station to refuel my car. </text:span><text:span text:style-name="T6">The plane needed to refuel before next </text:span><text:span text:style-name="T7">mission.</text:span></text:p>
      <text:p text:style-name="P9">Polarity protection circuit using diode. <text:span text:style-name="T8">Reverse polarity protection circuit. <text:s/>Designing a polarity protection circuit, positive pole, negative pole.</text:span></text:p>
      <text:p text:style-name="P10">Glue logic in FPGA design, what’s the best glue for wood hobbies? <text:s/><text:span text:style-name="T9">Joint two pieces together using strong glue. </text:span></text:p>
      <text:p text:style-name="P11">China certainly has free health care service, but you are not on the list. <text:span text:style-name="T10">Home for the aged, aged care, elderly care. Free health care service.</text:span></text:p>
      <text:p text:style-name="P12">I commute from home to office by shuttle bus. Airport shuttle bus.</text:p>
      <text:p text:style-name="P13">Fasten your seat belts while seated, <text:span text:style-name="T11">life vest under your seat. </text:span><text:span text:style-name="T12">Wear your </text:span><text:span text:style-name="T13">seat belt.</text:span></text:p>
      <text:p text:style-name="P14">Who is she? Is she a celebrity? I don’t recognize her. </text:p>
      <text:p text:style-name="P15">Painkiller, the body produces chemicals that are natural painkillers. <text:span text:style-name="T14">Symptoms, symptoms of COVID-19 is a very high temperature. </text:span></text:p>
      <text:p text:style-name="P16">The best way to tell the difference between fever, cold and flu.</text:p>
      <text:p text:style-name="P17">I don’t know why I’m eating more, that’s not hunger, that’s greed. Greed, corrupted FDA.</text:p>
      <text:p text:style-name="P18">100% guarantee money back. <text:s/><text:span text:style-name="T15">in</text:span> my quarantine life <text:span text:style-name="T15">during COVID-19.</text:span></text:p>
      <text:p text:style-name="P19">Meat and flesh, meat without bones, flesh with bones. </text:p>
      <text:p text:style-name="P20">I have a sense that we all have souls. <text:s/><text:span text:style-name="T16">Soul searching. </text:span></text:p>
      <text:p text:style-name="P21">Pant, David, why aren’t you wearing any pants?</text:p>
      <text:p text:style-name="P22">Extraordinary, he told the extraordinary story of his escape.</text:p>
      <text:p text:style-name="P23">No begging, no panhandling. <text:span text:style-name="T17">He was arrested for panhandling. No loitering. </text:span></text:p>
      <text:p text:style-name="P24">Walnut, do walnut have proteins? <text:s/>Walnut, do walnut have proteins? Proteins structure, proteins powder.</text:p>
      <text:p text:style-name="P25">Bull market and bear market, A bear market is coming. How to make money in a bear market? <text:s/><text:span text:style-name="T18">Bear market investment strategy.</text:span></text:p>
      <text:p text:style-name="P26">My ex-wife, my ex-husband. <text:s/><text:span text:style-name="T19">Get divorced. </text:span></text:p>
      <text:p text:style-name="P27">Abduct, abduction . Kidnappers abducted the child from a playground. </text:p>
      <text:p text:style-name="P28">A man falls on tracks before train <text:span text:style-name="T20">comes</text:span>, no one help<text:span text:style-name="T21">s</text:span> him, this makes me lose hope in humanity.</text:p>
      <text:p text:style-name="P29">The color of spectrum, the color of spectrum. <text:s/><text:span text:style-name="T22">The color of spectrum. </text:span></text:p>
      <text:p text:style-name="P30">Why do so many young Chinese want to be civil servants? <text:span text:style-name="T23">Civil servant. <text:s/></text:span><text:span text:style-name="T24">Are teachers civil servant in China? School teachers in people’s republic of China are not civil servant. </text:span></text:p>
      <text:p text:style-name="P31">The Clown Statue, The Clown Statue.</text:p>
      <text:p text:style-name="P32">You don’t jump into the water with someone who is drowning, they <text:span text:style-name="T25">are likely to</text:span> pull you down too.</text:p>
      <text:p text:style-name="P33">How much does it cost to demolish a high rise building? <text:s/><text:span text:style-name="T26">4 ways to demolish a building. </text:span></text:p>
      <text:p text:style-name="P34">The Manhole cover, don’t step on the manhole cover. It was the US captain who throw out the manhole cover and hit the car.</text:p>
      <text:p text:style-name="P35">Gut, human organ, <text:span text:style-name="T27">meat stays in the gut longer than vegetable matter. </text:span><text:span text:style-name="T28">Your gut is the master control system for you</text:span><text:span text:style-name="T29">r</text:span><text:span text:style-name="T28"> entire body.</text:span></text:p>
      <text:p text:style-name="P36"><text:soft-page-break/>Microsoft <text:span text:style-name="T30">Windows </text:span>Dictation, Speech to Text, Dictation. <text:span text:style-name="T31">I’ll ask my assistant to take dictation. </text:span></text:p>
      <text:p text:style-name="P37">She faced humiliation from the villagers. Humiliate, humiliation.</text:p>
      <text:p text:style-name="P38">Vatican, Vatican, Vatican, Vatican Pope.</text:p>
      <text:p text:style-name="P39">Chinese scrambled eggs with chives. Chinese scrambled eggs with chives. </text:p>
      <text:p text:style-name="P40">Under Canadian Law, all marriages must be monogamous.</text:p>
      <text:p text:style-name="P41">You don’t jump into the water with someone who is drowning, they’re likely to pull you down.</text:p>
      <text:p text:style-name="P42">Vatican, Vatican , Vatican pope, Vatican.</text:p>
      <text:p text:style-name="P42"/>
      <text:p text:style-name="P36"/>
      <text:p text:style-name="P35"/>
      <text:p text:style-name="P35"/>
      <text:p text:style-name="P32"/>
      <text:p text:style-name="P28"/>
      <text:p text:style-name="P26"/>
      <text:p text:style-name="P21"/>
      <text:p text:style-name="P18"/>
      <text:p text:style-name="P18"/>
      <text:p text:style-name="P13"/>
      <text:p text:style-name="P13"/>
      <text:p text:style-name="P11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7T21:14:37.439351736</meta:creation-date>
    <dc:date>2025-04-27T21:47:58.866078873</dc:date>
    <meta:editing-duration>PT32M47S</meta:editing-duration>
    <meta:editing-cycles>74</meta:editing-cycles>
    <meta:generator>LibreOffice/24.8.6.2$Linux_X86_64 LibreOffice_project/480$Build-2</meta:generator>
    <meta:document-statistic meta:table-count="0" meta:image-count="0" meta:object-count="0" meta:page-count="2" meta:paragraph-count="42" meta:word-count="662" meta:character-count="3974" meta:non-whitespace-character-count="3324"/>
  </office:meta>
</office:document-meta>
</file>